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97cm" fo:min-width="2.11cm"/>
    </style:style>
    <style:style style:name="gr2" style:family="graphic" style:parent-style-name="standard">
      <style:graphic-properties draw:textarea-horizontal-align="justify" draw:textarea-vertical-align="middle" draw:auto-grow-height="false" fo:min-height="0.597cm" fo:min-width="2.109cm"/>
    </style:style>
    <style:style style:name="gr3" style:family="graphic" style:parent-style-name="standard">
      <style:graphic-properties draw:textarea-horizontal-align="justify" draw:textarea-vertical-align="middle" draw:auto-grow-height="false" fo:min-height="0.246cm" fo:min-width="1.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8cm" fo:min-width="4.008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2.61cm" svg:height="0.847cm" svg:x="4cm" svg:y="1.9cm">
          <text:p text:style-name="P1">Istota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609cm" svg:height="0.847cm" svg:x="7.191cm" svg:y="1.9cm">
          <text:p text:style-name="P1">Grozn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6cm" svg:height="0.7cm" svg:x="7.2cm" svg:y="3.747cm">
          <text:p text:style-name="P1">Baza ce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09cm" svg:height="0.847cm" svg:x="10.291cm" svg:y="1.9cm">
          <text:p text:style-name="P1">Zabijal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1cm" svg:height="0.847cm" svg:x="1.49cm" svg:y="6.253cm">
          <text:p text:style-name="P1">Baz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1cm" svg:height="0.847cm" svg:x="9.99cm" svg:y="6.253cm">
          <text:p text:style-name="P1">Wrog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61cm" svg:height="0.847cm" svg:x="13.79cm" svg:y="6.253cm">
          <text:p text:style-name="P1">Gracz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1cm" svg:height="0.847cm" svg:x="7.19cm" svg:y="6.253cm">
          <text:p text:style-name="P1">Pocisk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61cm" svg:height="0.847cm" svg:x="4.39cm" svg:y="6.253cm">
          <text:p text:style-name="P1">Bonu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8.5cm" svg:y1="4.447cm" svg:x2="2.795cm" svg:y2="6.253cm" draw:start-shape="id1" draw:start-glue-point="8" draw:end-shape="id2" draw:end-glue-point="0" svg:d="M8500 4447l-5705 1806" svg:viewBox="0 0 5706 1807">
          <text:p/>
        </draw:connector>
        <draw:connector draw:style-name="gr4" draw:text-style-name="P2" draw:layer="layout" draw:type="line" svg:x1="8.5cm" svg:y1="4.447cm" svg:x2="5.695cm" svg:y2="6.253cm" draw:start-shape="id1" draw:start-glue-point="8" draw:end-shape="id3" draw:end-glue-point="0" svg:d="M8500 4447l-2805 1806" svg:viewBox="0 0 2806 1807">
          <text:p/>
        </draw:connector>
        <draw:connector draw:style-name="gr4" draw:text-style-name="P2" draw:layer="layout" draw:type="line" svg:x1="8.5cm" svg:y1="4.447cm" svg:x2="8.495cm" svg:y2="6.253cm" draw:start-shape="id1" draw:start-glue-point="8" draw:end-shape="id4" draw:end-glue-point="0" svg:d="M8500 4447l-5 1806" svg:viewBox="0 0 6 1807">
          <text:p/>
        </draw:connector>
        <draw:connector draw:style-name="gr4" draw:text-style-name="P2" draw:layer="layout" draw:type="line" svg:x1="8.5cm" svg:y1="4.447cm" svg:x2="15.095cm" svg:y2="6.253cm" draw:start-shape="id1" draw:start-glue-point="8" draw:end-shape="id5" draw:end-glue-point="0" svg:d="M8500 4447l6595 1806" svg:viewBox="0 0 6596 1807">
          <text:p/>
        </draw:connector>
        <draw:connector draw:style-name="gr4" draw:text-style-name="P2" draw:layer="layout" draw:type="line" svg:x1="8.5cm" svg:y1="4.447cm" svg:x2="11.295cm" svg:y2="6.253cm" draw:start-shape="id1" draw:start-glue-point="8" draw:end-shape="id6" draw:end-glue-point="0" svg:d="M8500 4447l2795 1806" svg:viewBox="0 0 2796 1807">
          <text:p/>
        </draw:connector>
        <draw:connector draw:style-name="gr5" draw:text-style-name="P1" draw:layer="layout" svg:x1="5.305cm" svg:y1="2.747cm" svg:x2="7.2cm" svg:y2="4.097cm" draw:start-shape="id7" draw:start-glue-point="2" draw:end-shape="id1" draw:end-glue-point="6" svg:d="M5305 2747v1350h1895" svg:viewBox="0 0 1896 1351">
          <text:p/>
        </draw:connector>
        <draw:connector draw:style-name="gr5" draw:text-style-name="P1" draw:layer="layout" svg:x1="11.595cm" svg:y1="2.747cm" svg:x2="9.8cm" svg:y2="4.097cm" draw:start-shape="id8" draw:start-glue-point="2" draw:end-shape="id1" draw:end-glue-point="10" svg:d="M11595 2747v1350h-1795" svg:viewBox="0 0 1796 1351">
          <text:p/>
        </draw:connector>
        <draw:connector draw:style-name="gr5" draw:text-style-name="P1" draw:layer="layout" svg:x1="8.495cm" svg:y1="2.747cm" svg:x2="8.5cm" svg:y2="3.747cm" draw:start-shape="id9" draw:start-glue-point="2" draw:end-shape="id1" draw:end-glue-point="4" svg:d="M8495 2747v500h5v500" svg:viewBox="0 0 6 1001">
          <text:p/>
        </draw:connector>
        <draw:custom-shape draw:style-name="gr6" draw:text-style-name="P1" draw:layer="layout" svg:width="4.7cm" svg:height="1.2cm" svg:x="1.8cm" svg:y="11.1cm">
          <text:p text:style-name="P1">Kontener</text:p>
          <draw:enhanced-geometry svg:viewBox="0 0 21600 21600" draw:path-stretchpoint-x="10800" draw:path-stretchpoint-y="10800" draw:text-areas="?f3 ?f4 ?f5 ?f6" draw:type="round-rectangle" draw:modifiers="5915.44227886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.3cm" svg:x="19.7cm" svg:y="3.4cm">
          <text:p text:style-name="P1">Mapa</text:p>
          <draw:enhanced-geometry svg:viewBox="0 0 21600 21600" draw:type="rectangle" draw:enhanced-path="M 0 0 L 21600 0 21600 21600 0 21600 0 0 Z N"/>
        </draw:custom-shape>
        <officeooo:annotation svg:x="3.968cm" svg:y="1.918cm">
          <dc:date>2016-04-13T13:01:55</dc:date>
          <text:p>Paramtery opisujące rozmiar, prędkość, położenie itp.</text:p>
          <text:p>Metody odpowiedzialne za ruch, położenie itp.</text:p>
        </officeooo:annotation>
        <officeooo:annotation svg:x="7.209cm" svg:y="1.918cm">
          <dc:date>2016-04-13T13:02:46</dc:date>
          <text:p>Parametr siły</text:p>
          <text:p>Metody odpowiedzialne za atak itp</text:p>
        </officeooo:annotation>
        <officeooo:annotation svg:x="10.318cm" svg:y="1.918cm">
          <dc:date>2016-04-13T13:03:24</dc:date>
          <text:p>Parametr życia</text:p>
          <text:p>Metody odpowiedzialne za przyjmowanie obrażeń, kontrola żywotności itp.</text:p>
        </officeooo:annotation>
        <officeooo:annotation svg:x="1.455cm" svg:y="6.184cm">
          <dc:date>2016-04-13T13:04:50</dc:date>
          <text:p>Miejsca w których może się stworzyć wróg</text:p>
          <text:p>-Istota</text:p>
          <text:p>-Zabijalne</text:p>
        </officeooo:annotation>
        <officeooo:annotation svg:x="4.398cm" svg:y="6.25cm">
          <dc:date>2016-04-13T13:06:07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43:10.612000000</meta:creation-date>
    <dc:date>2016-04-13T20:05:05.693000000</dc:date>
    <meta:editing-duration>PT6H51M34S</meta:editing-duration>
    <meta:editing-cycles>1</meta:editing-cycles>
    <meta:document-statistic meta:object-count="19"/>
    <meta:generator>LibreOffice/5.0.4.2$Windows_x86 LibreOffice_project/2b9802c1994aa0b7dc6079e128979269cf95bc78</meta:generator>
  </office:meta>
</office:document-meta>
</file>